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2EE0CF0FE27EC510B69.jpg" manifest:media-type="image/jpeg"/>
  <manifest:file-entry manifest:full-path="Pictures/10000000000004DF000005B0B74E762A5953E0B0.jpg" manifest:media-type="image/jpeg"/>
  <manifest:file-entry manifest:full-path="Pictures/10000000000005B000000A20FCC827D3C897D9DA.jpg" manifest:media-type="image/jpeg"/>
  <manifest:file-entry manifest:full-path="Pictures/10000000000004480000031540686A1467ECB7F4.png" manifest:media-type="image/png"/>
  <manifest:file-entry manifest:full-path="Pictures/10000000000000890000008C0A9F6C1ABB39DE11.jpg" manifest:media-type="image/jpeg"/>
  <manifest:file-entry manifest:full-path="Pictures/1000020100000200000002008FE7F525707492A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V Boli" svg:font-family="'MV Bol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9c765" draw:fill-color="#579835" draw:textarea-horizontal-align="justify" draw:textarea-vertical-align="middle" draw:auto-grow-height="false" fo:min-height="2.35cm" fo:min-width="27.2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.75cm" fo:min-width="4.8cm"/>
    </style:style>
    <style:style style:name="gr3" style:family="graphic" style:parent-style-name="standard">
      <style:graphic-properties draw:stroke="none" svg:stroke-color="#000000" draw:fill="none" draw:fill-color="#ffffff" draw:opacity="50%" fo:min-height="4.099cm"/>
    </style:style>
    <style:style style:name="gr4" style:family="graphic" style:parent-style-name="Objekti_20_ilman_20_täyttöä_20_ja_20_viivaa">
      <style:graphic-properties draw:stroke="none" draw:fill="none" draw:textarea-vertical-align="middle" draw:color-mode="standard" draw:luminance="0%" draw:contrast="0%" draw:gamma="100%" draw:red="0%" draw:green="0%" draw:blue="0%" fo:clip="rect(0cm, 4.632cm, 0cm, 0cm)" draw:image-opacity="100%" style:mirror="none"/>
    </style:style>
    <style:style style:name="gr5" style:family="graphic" style:parent-style-name="Objekti_20_ilman_20_täyttöä_20_ja_20_viiva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i_20_ilman_20_täyttöä_20_ja_20_viivaa">
      <style:graphic-properties draw:stroke="none" draw:fill="none" draw:textarea-vertical-align="middle" draw:color-mode="standard" draw:luminance="0%" draw:contrast="0%" draw:gamma="100%" draw:red="0%" draw:green="0%" draw:blue="0%" fo:clip="rect(0cm, 7.666cm, 0cm, 0cm)" draw:image-opacity="100%" style:mirror="none"/>
    </style:style>
    <style:style style:name="gr7" style:family="graphic" style:parent-style-name="Objekti_20_ilman_20_täyttöä_20_ja_20_viivaa">
      <style:graphic-properties draw:stroke="none" draw:fill="none" draw:textarea-vertical-align="middle" draw:color-mode="standard" draw:luminance="0%" draw:contrast="0%" draw:gamma="100%" draw:red="0%" draw:green="0%" draw:blue="0%" fo:clip="rect(2.22cm, 0cm, 22.9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4.25cm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 fo:min-height="1.55cm" fo:min-width="27.2cm"/>
    </style:style>
    <style:style style:name="gr10" style:family="graphic" style:parent-style-name="standard">
      <style:graphic-properties draw:stroke="none" svg:stroke-color="#000000" draw:fill="none" draw:fill-color="#ffffff" fo:min-height="0.95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3" style:family="graphic" style:parent-style-name="Objekti_20_ilman_20_täyttöä_20_ja_20_viiva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="solid" draw:fill-color="#111111" draw:opacity="90%" draw:textarea-horizontal-align="justify" draw:textarea-vertical-align="middle" draw:auto-grow-height="false" fo:min-height="18.75cm" fo:min-width="7.9cm"/>
    </style:style>
    <style:style style:name="gr15" style:family="graphic" style:parent-style-name="standard">
      <style:graphic-properties draw:stroke="none" svg:stroke-color="#000000" draw:fill="solid" draw:fill-color="#000000" fo:min-height="0.683cm"/>
    </style:style>
    <style:style style:name="gr16" style:family="graphic" style:parent-style-name="standard">
      <style:graphic-properties draw:fill-color="#111111" draw:opacity="90%" draw:textarea-horizontal-align="justify" draw:textarea-vertical-align="middle" draw:auto-grow-height="false" fo:min-height="4.75cm" fo:min-width="4.8cm"/>
    </style:style>
    <style:style style:name="gr17" style:family="graphic" style:parent-style-name="standard">
      <style:graphic-properties svg:stroke-width="0.081cm" svg:stroke-color="#808080" draw:marker-start="Arrow" draw:marker-start-width="0.421cm" draw:marker-end="" draw:marker-end-width="0.321cm" draw:textarea-vertical-align="middle" fo:padding-top="0.165cm" fo:padding-bottom="0.165cm" fo:padding-left="0.29cm" fo:padding-right="0.29cm"/>
    </style:style>
    <style:style style:name="gr18" style:family="graphic" style:parent-style-name="Objekti_20_ilman_20_täyttöä_20_ja_20_viiva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579835"/>
      <style:paragraph-properties fo:text-align="center"/>
      <style:text-properties style:font-name="MV Boli" fo:font-size="40pt" style:font-size-asian="18pt" style:font-size-complex="1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 draw:opacity="50%"/>
      <style:text-properties style:font-name="MV Boli" fo:font-size="3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 draw:fill-color="#111111" draw:opacity="90%"/>
      <style:paragraph-properties fo:text-align="center"/>
    </style:style>
    <style:style style:name="P11" style:family="paragraph">
      <loext:graphic-properties draw:fill="solid" draw:fill-color="#000000"/>
      <style:text-properties style:font-name="MV Boli" fo:font-size="12pt" style:font-size-asian="12pt" style:font-size-complex="12pt"/>
    </style:style>
    <style:style style:name="P12" style:family="paragraph">
      <loext:graphic-properties draw:fill-color="#111111" draw:opacity="90%"/>
      <style:paragraph-properties fo:text-align="center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MV Boli" fo:font-size="40pt" style:font-size-asian="18pt" style:font-size-complex="18pt"/>
    </style:style>
    <style:style style:name="T2" style:family="text">
      <style:text-properties style:font-name="MV Boli" fo:font-size="36pt"/>
    </style:style>
    <style:style style:name="T3" style:family="text">
      <style:text-properties style:font-name="MV Boli" fo:font-size="36pt" style:font-size-asian="18pt" style:font-size-complex="18pt"/>
    </style:style>
    <style:style style:name="T4" style:family="text">
      <style:text-properties style:font-name="MV Boli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2" draw:layer="layout" svg:width="27.7cm" svg:height="2.6cm" svg:x="1cm" svg:y="1cm">
          <text:p text:style-name="P1"><text:span text:style-name="T1">Paula Salone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3cm" svg:height="5cm" svg:x="2.8cm" svg:y="7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0.8cm" svg:height="4.349cm" svg:x="5.4cm" svg:y="4.4cm">
          <draw:text-box>
            <text:p><text:span text:style-name="T2">UUSIA </text:span><text:span text:style-name="T3">MAISEMIA ETSIMÄSSÄ</text:span></text:p>
          </draw:text-box>
        </draw:frame>
        <draw:frame draw:style-name="gr4" draw:text-style-name="P5" draw:layer="layout" svg:width="5.199cm" svg:height="5cm" svg:x="9.1cm" svg:y="7.9cm">
          <draw:image xlink:href="Pictures/10000000000003E8000002EE0CF0FE27EC510B69.jpg" xlink:type="simple" xlink:show="embed" xlink:actuate="onLoad">
            <text:p/>
          </draw:image>
        </draw:frame>
        <draw:frame draw:style-name="gr5" draw:text-style-name="P5" draw:layer="layout" svg:width="3.585cm" svg:height="4.186cm" svg:x="3.5cm" svg:y="7.914cm">
          <draw:image xlink:href="Pictures/10000000000004DF000005B0B74E762A5953E0B0.jpg" xlink:type="simple" xlink:show="embed" xlink:actuate="onLoad">
            <text:p/>
          </draw:image>
        </draw:frame>
        <draw:frame draw:style-name="gr6" draw:text-style-name="P5" draw:layer="layout" svg:width="4.999cm" svg:height="4.9cm" svg:x="15cm" svg:y="7.9cm">
          <draw:image xlink:href="Pictures/10000000000004480000031540686A1467ECB7F4.png" xlink:type="simple" xlink:show="embed" xlink:actuate="onLoad">
            <text:p/>
          </draw:image>
        </draw:frame>
        <draw:frame draw:style-name="gr7" draw:text-style-name="P5" draw:layer="layout" svg:width="4.974cm" svg:height="4.8cm" svg:x="20.659cm" svg:y="7.9cm">
          <draw:image xlink:href="Pictures/10000000000005B000000A20FCC827D3C897D9DA.jpg" xlink:type="simple" xlink:show="embed" xlink:actuate="onLoad">
            <text:p/>
          </draw:image>
        </draw:frame>
        <draw:frame draw:style-name="gr8" draw:text-style-name="P7" draw:layer="layout" svg:width="11.5cm" svg:height="4.5cm" svg:x="6.9cm" svg:y="13.9cm">
          <draw:text-box>
            <text:p text:style-name="P6">Kuka olen?</text:p>
            <text:p text:style-name="P6">Jnewqkhdkajhkjhckc&lt;Djhcjhchjsgchjsd</text:p>
            <text:p text:style-name="P6">Mdschjghcjvsdhfvnbjhgsdgcjkshcjkscd</text:p>
          </draw:text-box>
        </draw:frame>
        <draw:custom-shape draw:style-name="gr9" draw:text-style-name="P8" draw:layer="layout" svg:width="27.7cm" svg:height="1.8cm" svg:x="1cm" svg:y="18.2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6.2cm" svg:height="1.2cm" svg:x="9.3cm" svg:y="18.5cm">
          <draw:text-box>
            <text:p>Yhteystiedot: puh <text:s/>mail <text:s text:c="2"/>LinkedIn <text:s text:c="6"/></text:p>
          </draw:text-box>
        </draw:frame>
        <draw:line draw:style-name="gr11" draw:text-style-name="P5" draw:layer="layout" svg:x1="26.4cm" svg:y1="1.9cm" svg:x2="27.9cm" svg:y2="1.9cm">
          <text:p/>
        </draw:line>
        <draw:line draw:style-name="gr12" draw:text-style-name="P5" draw:layer="layout" svg:x1="26.4cm" svg:y1="1.9cm" svg:x2="27.9cm" svg:y2="1.9cm">
          <text:p/>
        </draw:line>
        <draw:line draw:style-name="gr12" draw:text-style-name="P5" draw:layer="layout" svg:x1="26.4cm" svg:y1="2.1cm" svg:x2="27.9cm" svg:y2="2.1cm">
          <text:p/>
        </draw:line>
        <draw:line draw:style-name="gr12" draw:text-style-name="P5" draw:layer="layout" svg:x1="26.4cm" svg:y1="2.3cm" svg:x2="27.9cm" svg:y2="2.3cm">
          <text:p/>
        </draw:line>
        <draw:line draw:style-name="gr12" draw:text-style-name="P5" draw:layer="layout" svg:x1="26.4cm" svg:y1="2.5cm" svg:x2="27.9cm" svg:y2="2.5cm">
          <text:p/>
        </draw:line>
        <draw:line draw:style-name="gr12" draw:text-style-name="P5" draw:layer="layout" svg:x1="26.4cm" svg:y1="2.7cm" svg:x2="27.9cm" svg:y2="2.7cm">
          <text:p/>
        </draw:line>
        <draw:frame draw:style-name="gr13" draw:text-style-name="P1" draw:layer="layout" svg:width="2.899cm" svg:height="2.962cm" svg:x="18.801cm" svg:y="13.838cm">
          <draw:image xlink:href="Pictures/10000000000000890000008C0A9F6C1ABB39DE11.jpg" xlink:type="simple" xlink:show="embed" xlink:actuate="onLoad">
            <text:p/>
          </draw:image>
        </draw:frame>
        <draw:custom-shape draw:style-name="gr14" draw:text-style-name="P10" draw:layer="layout" svg:width="8.4cm" svg:height="19cm" svg:x="21.3cm" svg:y="1cm">
          <text:p/>
          <draw:enhanced-geometry svg:viewBox="0 0 21600 21600" draw:type="rectangle" draw:enhanced-path="M 0 0 L 21600 0 21600 21600 0 21600 0 0 Z N"/>
        </draw:custom-shape>
        <draw:frame draw:style-name="gr15" draw:text-style-name="P11" draw:layer="layout" svg:width="5.2cm" svg:height="0.933cm" svg:x="21.8cm" svg:y="3.7cm">
          <draw:text-box>
            <text:p><text:span text:style-name="T4">KÄSITYÖHARRASTUS</text:span></text:p>
          </draw:text-box>
        </draw:frame>
        <draw:frame draw:style-name="gr15" draw:text-style-name="P11" draw:layer="layout" svg:width="5.2cm" svg:height="0.933cm" svg:x="21.8cm" svg:y="4.467cm">
          <draw:text-box>
            <text:p><text:span text:style-name="T4">BIOLOGIA</text:span></text:p>
          </draw:text-box>
        </draw:frame>
        <draw:frame draw:style-name="gr15" draw:text-style-name="P11" draw:layer="layout" svg:width="5.2cm" svg:height="0.933cm" svg:x="21.8cm" svg:y="5.367cm">
          <draw:text-box>
            <text:p><text:span text:style-name="T4">TUOTTEISTAMINEN</text:span></text:p>
          </draw:text-box>
        </draw:frame>
        <draw:frame draw:style-name="gr15" draw:text-style-name="P11" draw:layer="layout" svg:width="5.2cm" svg:height="0.933cm" svg:x="21.8cm" svg:y="6.2cm">
          <draw:text-box>
            <text:p><text:span text:style-name="T4">WEB-DEVELOPER?</text:span></text:p>
          </draw:text-box>
        </draw:frame>
        <draw:frame draw:style-name="gr15" draw:text-style-name="P11" draw:layer="layout" svg:width="5.2cm" svg:height="0.933cm" svg:x="21.8cm" svg:y="2.667cm">
          <draw:text-box>
            <text:p><text:span text:style-name="T4">ETUSIVU</text:span></text:p>
          </draw:text-box>
        </draw:frame>
        <draw:frame draw:style-name="gr15" draw:text-style-name="P11" draw:layer="layout" svg:width="5.2cm" svg:height="0.933cm" svg:x="21.8cm" svg:y="7.2cm">
          <draw:text-box>
            <text:p><text:span text:style-name="T4">YHTEYSTIEDOT</text:span></text:p>
          </draw:text-box>
        </draw:frame>
        <draw:custom-shape draw:style-name="gr16" draw:text-style-name="P12" draw:layer="layout" svg:width="5.3cm" svg:height="5cm" svg:x="2.8cm" svg:y="7.8cm">
          <text:p/>
          <draw:enhanced-geometry svg:viewBox="0 0 21600 21600" draw:type="rectangle" draw:enhanced-path="M 0 0 L 21600 0 21600 21600 0 21600 0 0 Z N"/>
        </draw:custom-shape>
        <draw:frame draw:style-name="gr15" draw:text-style-name="P11" draw:layer="layout" svg:width="5.2cm" svg:height="0.933cm" svg:x="2.9cm" svg:y="9.767cm">
          <draw:text-box>
            <text:p><text:span text:style-name="T4">KÄSITYÖHARRASTUS</text:span></text:p>
          </draw:text-box>
        </draw:frame>
        <draw:line draw:style-name="gr17" draw:text-style-name="P1" draw:layer="layout" svg:x1="7.1cm" svg:y1="12.4cm" svg:x2="7.7cm" svg:y2="13.2cm">
          <text:p/>
        </draw:line>
        <draw:frame draw:style-name="gr18" draw:text-style-name="P13" draw:layer="layout" svg:width="1.536cm" svg:height="1.536cm" svg:x="1.264cm" svg:y="1.464cm">
          <draw:image xlink:href="Pictures/1000020100000200000002008FE7F525707492A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V Boli" svg:font-family="'MV Bol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1T20:55:36.362000000</meta:creation-date>
    <dc:date>2019-05-11T21:58:31.113000000</dc:date>
    <meta:editing-duration>PT30M15S</meta:editing-duration>
    <meta:editing-cycles>12</meta:editing-cycles>
    <meta:generator>LibreOffice/5.4.7.2$Windows_X86_64 LibreOffice_project/c838ef25c16710f8838b1faec480ebba495259d0</meta:generator>
    <meta:document-statistic meta:object-count="28"/>
  </office:meta>
</office:document-meta>
</file>